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<text:s/>int <text:s/>strcmp(char s1[],char s2[])</text:p>
      <text:p text:style-name="Standard"><text:s/>{</text:p>
      <text:p text:style-name="Standard"><text:s/>int i,j,x,y;</text:p>
      <text:p text:style-name="Standard"><text:s/>for(i=0;s1[i]!='\0';i++)</text:p>
      <text:p text:style-name="Standard"><text:s/>x++;</text:p>
      <text:p text:style-name="Standard"><text:s/>for(j=0;s2[j]='\0';j++)</text:p>
      <text:p text:style-name="Standard"><text:s/>y++;</text:p>
      <text:p text:style-name="Standard"/>
      <text:p text:style-name="Standard"><text:s/>if(x==y)</text:p>
      <text:p text:style-name="Standard"><text:s/>return 0;</text:p>
      <text:p text:style-name="Standard"><text:s/>if (x&gt;y)</text:p>
      <text:p text:style-name="Standard"><text:s/>return 1;</text:p>
      <text:p text:style-name="Standard"><text:s/>if(x&lt;y)</text:p>
      <text:p text:style-name="Standard"><text:s/>return -1;</text:p>
      <text:p text:style-name="Standard"/>
      <text:p text:style-name="Standard"><text:s/>}</text:p>
      <text:p text:style-name="Standard"><text:s/>int main()</text:p>
      <text:p text:style-name="Standard"><text:s/>{</text:p>
      <text:p text:style-name="Standard"><text:s/>char s1[100],s2[100];</text:p>
      <text:p text:style-name="Standard"><text:s/>int y;</text:p>
      <text:p text:style-name="Standard"><text:s/>printf("enter the first string:");</text:p>
      <text:p text:style-name="Standard"><text:s/>gets(s1);</text:p>
      <text:p text:style-name="Standard"><text:s/>printf("enter the second string:");</text:p>
      <text:p text:style-name="Standard"><text:s/>gets(s2);</text:p>
      <text:p text:style-name="Standard"/>
      <text:p text:style-name="Standard"><text:s/>y=strcmp(s1,s2);</text:p>
      <text:p text:style-name="Standard"><text:s/>if(y==0)</text:p>
      <text:p text:style-name="Standard"><text:s/>printf("THE TWO STRINGS ARE OF SAME SIZE");</text:p>
      <text:p text:style-name="Standard"><text:s/>if(y==1)</text:p>
      <text:p text:style-name="Standard"><text:s/>printf("THE FIRST STRING IS LARGER THAN THE SECOND STRING");</text:p>
      <text:p text:style-name="Standard"><text:s/>if(y==-1)</text:p>
      <text:p text:style-name="Standard"><text:s/>printf("THE FIRST STRING IS SMALLER THAN THE SECOND STRING");</text:p>
      <text:p text:style-name="Standard"><text:s/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27T20:26:34.899000000</dc:date>
    <meta:editing-duration>PT28S</meta:editing-duration>
    <meta:editing-cycles>1</meta:editing-cycles>
    <meta:document-statistic meta:table-count="0" meta:image-count="0" meta:object-count="0" meta:page-count="1" meta:paragraph-count="31" meta:word-count="70" meta:character-count="530" meta:non-whitespace-character-count="460"/>
  </office:meta>
</office:document-meta>
</file>